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</office:automatic-styles>
  <office:body>
    <office:text>
      <text:p text:style-name="Text_20_body"><text:span text:style-name="T1">Beautiful</text:span><text:span text:style-name="T2"> </text:span><text:span text:style-name="T3">Rising</text:span> (vSvSyy xkd;xGufMu ) qkdonfrSm uGef&amp;ufcsdwfqufNyD; taNymif;tvJazmfaqmifwJh vIyf&amp;Sm;rIrsm;ukdtm;ay;wJh NzpfpOf Nzpfygonf/</text:p>
      <text:p text:style-name="Text_20_body">Beautiful Trouble ( ဒုကၡလွလွ) ဆုိသည္မွာ လႈမႈေရးလႈပ္ရွားမ်ားႏွင့္ အေၿပာင္းအလဲ ေဖာ္ေဆာင္သူမ်ားအတြက္ အသံုး၀င္တဲ့ လႈပ္ရွားမႈ ပံုစံမ်ား၊ လူထုစည္းရံုးေရး နည္းဗ်ဴဟာမ်ား၊ တီထြင္ဆန္းသစ္တဲ့ ကမ္ပိန္းအစီအစဥ္မ်ားကုိ စုစည္း ေရးသားေဖာ္ၿပထားတဲ့ ကမၻာလံုးဆုိင္ရာ အသံုးခ်စာအုပ္ ၿဖစ္သည္။</text:p>
      <text:p text:style-name="Text_20_body"><text:span text:style-name="T4">Beautiful</text:span><text:span text:style-name="T5"> </text:span><text:span text:style-name="T6">Rising</text:span><text:span text:style-name="T7"> </text:span><text:span text:style-name="T8">ၿဖစ္စဥ္ရဲ</text:span><text:span text:style-name="T9"> </text:span><text:span text:style-name="T10">့တန္ဖုိးထားမႈမ်ား</text:span><text:span text:style-name="T11"> </text:span></text:p>
      <text:p text:style-name="Text_20_body"><text:span text:style-name="T12">vSvSyyxkd;xGufMu</text:span><text:span text:style-name="T13"> </text:span><text:span text:style-name="T14">vkyfief;pOf</text:span><text:span text:style-name="T15"> </text:span><text:span text:style-name="T16">\rnfonhfvkyfudkifaqmif&amp;GufrIrsdK;wGifrqdkatmufazmfjyygwefzkd;rsm;udktxift&amp;Sm;</text:span><text:span text:style-name="T17"> </text:span><text:span text:style-name="T18">&amp;kyfvHk;ay:vGifap&amp;ef</text:span><text:span text:style-name="T19"> </text:span><text:span text:style-name="T20">uwdu0wfjyKvsufwpdkufrwfrwfvkyfaqmifygonf/</text:span><text:span text:style-name="T21"> </text:span><text:span text:style-name="T22">okd</text:span><text:span text:style-name="T23"> </text:span><text:span text:style-name="T24">haomf</text:span><text:span text:style-name="T25"> </text:span><text:span text:style-name="T26">,ckazmfNyyg</text:span><text:span text:style-name="T27"> </text:span><text:span text:style-name="T28">wefzkd;xm;rIrsm;</text:span><text:span text:style-name="T29"> </text:span><text:span text:style-name="T30">ukd</text:span><text:span text:style-name="T31"> </text:span><text:span text:style-name="T32">worwf</text:span><text:span text:style-name="T33"> </text:span><text:span text:style-name="T34">twnfrNyK&amp;ao;acs/</text:span> þ wefzkd;xm;rIrsm; ukdavhvmNyd; vkdtyfygu xyfrHjznfhpGufay;Muzkd hvnf; awmif;qkdygonf/ okd hrSom vSvSyy xkd;xGufMu NzpfpOf ykdrkdxda&amp;mufvmrnfNzpfygonf/</text:p>
      <text:p text:style-name="Text_20_body">wkefYjyefcsufrsm;udkþoifwef; wGifvnf;aumif; (odkY) tD;ar;vf- dave@beautifultrouble.org odkYvnf;ay;ydkYEdkifygonf/</text:p>
      <text:p text:style-name="Text_20_body"><text:span text:style-name="T35">1/</text:span><text:span text:style-name="T36"> </text:span><text:span text:style-name="T37">Nynfol</text:span><text:span text:style-name="T38"> </text:span><text:span text:style-name="T39">htmPmpGrf;yum;</text:span><text:span text:style-name="T40"> </text:span><text:span text:style-name="T41">ESihf</text:span><text:span text:style-name="T42"> </text:span><text:span text:style-name="T43">EdkifiHwum</text:span><text:span text:style-name="T44"> </text:span><text:span text:style-name="T45">ESifh</text:span><text:span text:style-name="T46"> </text:span><text:span text:style-name="T47">wpkwpnf;wnf;&amp;SdrI</text:span><text:span text:style-name="T48"> </text:span></text:p>
      <text:p text:style-name="Text_20_body">wDxGifqef;opfwJh pGef hOD;wDxGif vIyf&amp;Sm;rIrsm;ukd enf;AsL[musus vkyfqmifwJhtcgNzpfap? tqkdygvIyf&amp;Sm;rI enf;pepfrsm; ukdoHk;NyD; vIyf&amp;Sm;rIrsm;ukd yHHhykd;ay;&amp;onfNzpfap vIyf&amp;Sm;&amp;kefuefrIrsm;ykdvkyf&amp;wJh atmufaNcvlxk txl;ojzihf? trsdK;orD;rsm;? vli,frsm;? a'ocHwdkif;&amp;if; om;rsm;? qif;&amp;JpGm&amp;SifoefaexdkifMu&amp;olrsm;? EdkkifiHa&amp;;&amp;Iaxmifhtjrifrsm;? vdiffrIqdkif&amp;mtav;xm;rI? usm;/r qdkif&amp;m0daoo owfrSwfcsuf? vlrsdK;pk? vlwef;pm;tvTm (odkY) udk;uG,f,HkMunf&amp;mbmomw&amp;m;wdkYudktjccHjyD; cGJjcm;qufqHjcif;cH&amp;olrsm; (odkY) ab;z,fxm;jcif;cH&amp;olrsm;wdk h\yg0ifrI? OmPfynmMuD;rm;vmrI ESihfxda&amp;mufaomacgif;aqmifrIwdkY ukd OD;pm;ay;tav;*&amp;kNyKrnf/</text:p>
      <text:p text:style-name="Text_20_body">uREfkyfwdkYtaejzihf tajccHvl htcGihfta&amp;;ESifh tajccHusonhf'Drdkua&amp;pDpHEIef;rsm; eJ htnD vlxktmPmtwGuf wdkufyGJ0ifMuonfh atmufaNcvlxk A[kdNyK vIyf&amp;Sm;rIrsm; ESifh wpkwpnf;wnf;&amp;SdaernfNzpfonf/ tqkdyg wefzkd;xm;rIrsm;ukd taNccHNyD; uREkfyfwkd h\rnfonhfvkyfudkif aqmif&amp;GufrIrsdK;wGifrqdk ppfrSefonhf EdkifiHwumESifhwpkwpnf;wnf;&amp;SdrI ukd wefzkd;xm; MudK;yrf;aqmif&amp;Gufygrnf/</text:p>
      <text:p text:style-name="Text_20_body"><text:span text:style-name="T49">e,fcsJU0g'qefusifjcif;</text:span><text:span text:style-name="T50"> </text:span></text:p>
      <text:p text:style-name="Text_20_body">pD;yGm;a&amp;;acgif;yHkjzwfjcif;? wkyfaESmifxm;onfhtultnDtaxmuftyHhrsm;? pufqkyfzG,f&amp;maMuG;jrD (okdY) tpdk;&amp;ESihf qefYusifbuftzGJUrsm;tm;ykef;vQdK;uG,fvQdK;axmufyHhrIrsm;tm;jzihf awmifurÇmjcrf;&amp;Sd a'oqdkif&amp;mESihftrsdK;om;udk,fydkif tkyfcsKyfcGihfudkcsdK;ESdrf&amp;eftwGuftiftm;MuD;EdkifiHrsm;? EdkifiHwumukrÜPDMuD;rsm;? b@maiGaMu;qdkif&amp;mtoif;tzGJUrsm;? tpdk;&amp;r[kwfonhfEdkifiHwumtzGJUtpnf;rsm;ESihfa'oqdkif&amp;maqmif&amp;Gufolrsm;\MudK;yrf;tm;xkwfaqmif&amp;GufrIudk uREfkyfwdkYtaejzihf uefYuGufygonf/</text:p>
      <text:p text:style-name="Text_20_body">ordkif;aMumif;qdkif&amp;m Nyoemrsm; ESihf vltzGJ htpnf;zGJ hpnf;rIyHkpH rnDrQhNcif;rsm;aMumifh tmPmnDrQrIr&amp;Sdonhf cGJNcm;rIqufqHrIrsm; a&amp;&amp;Snfay:aygufvmwwfonfukd uREkfyfwkd hod&amp;Sdygonf/ uREfkyfwdkYtaejzihfuREfkyfwdkY\b@maiGaxmufyHholrsm;ESihfuREfkyfwdkY\arQmfrSef;csufrsm;ESihfywfoufjyD; jynfhpHkonhfyGifhvif;jrifomrI&amp;Sda&amp;;twGuf uwdu0wfjyKvkyfaqmif&amp;Hkomru? tqkdygtmPmpGrf;tm;rnDrQrIrsm; ysufjym;oGm;ap&amp;eftwGuf vkyfaqmifrItwGufvnf;uwdu0wfjyKaqmif &amp;Gufygrnf/</text:p>
      <text:p text:style-name="Text_20_body"><text:span text:style-name="T51">tajccHusihf0wf</text:span></text:p>
      <text:p text:style-name="Text_20_body">uREfkyfwdkYonfvlxkvIyf&amp;Sm;rIrsm;tm; zefwD;EdkifrIESihfxda&amp;mufrIwdkYudkydkrdkcsUJxGifay;rnhfud&amp;d,mwefqmyvmrsm;udk a0rQ&amp;efMudK;yrf;aqmif&amp;Gufvsuf&amp;Sdygonf/ uREkfyfwdkY\tav;xm;tm&amp;HkpdkufrIonfvlxkvIyf&amp;Sm;rIwnfaqmufjcif; ESihf tMurf;rzufonhf wdkuf&amp;dkufaqmif&amp;GufrIrsm;tm;jzihfvlrIa&amp;;qdkif&amp;majymif;vJrI&amp;&amp;Sdatmifjrif&amp;efjzpfaomfvnf;? uREfkyfwdkYtaejzihftajctaet&amp;yf&amp;yfwdkif;\wkefYjyefrIrsm;twGuf vufcHEkdifp&amp;m &amp;SdrI? r&amp;SdrI ESihfywfoufjyD; abmif owfrSwfjyXmef;ay;rnf[kwfyg/ udpö&amp;yfwdkif;wGif yg0ifaeonhftEÅ&amp;m,f&amp;SdEdkifonhf pGefYpm;vkyfaqmifrIrsm;tm;rSefuefpGm tuJjzwfjcif;ESihf xdkpGefYpm;&amp;rIrsm;tNyD; ukpm;ay;rnhf oufa&amp;mufrI&amp;Sdonfh pDrHcsufudkrl tm;ay;ygonf/</text:p>
      <text:p text:style-name="Text_20_body"><text:span text:style-name="T52">enf;ynmukd</text:span><text:span text:style-name="T53"> </text:span><text:span text:style-name="T54">taESmifht,Sufuif;pGmtoHk;jyKEdkifNcif;</text:span></text:p>
      <text:p text:style-name="Text_20_body">taxmuftyHhjyKolrsm;ESihfqufoG,fyl;aygif;aqmif&amp;Guf&amp;mwGifuREfkyfwdkYtoHk;jyKonhfud&amp;d,mwefqmyvmrsm;onf taESmihft,Sufuif;jyD;vHkjcHKpdwfcspGmtoHk;jyKEdkifrnfhtaetxm;udkjzpfEdkiforQtjrihfrm;qHk;taetxm;odkYa&amp;muf&amp;Sdatmifjrifhrm;atmifMudK;pm;vsuf taESmifht,Sufuif;pGmtoHk;jyKEdkifonhftaetxm; yk**fvdu vHkNcHKa&amp;; udkvnf;av;pmorIjyKygonf/ yifudk,ftm;jzihfvHkjcHKpdwfcsrIr&amp;Sd[k,HkMunf&amp;onhfpepfrsm; (okdY) csdwfqufrIuGef,ufrsm;udktoHk;jyK&amp;ef vdktyfygu? uREfkyfwkdYESihfyl;aygif;aqmif&amp;Gufolrsm;tm; uREfkyfwdkYESihfvkyfudkifaqmif&amp;GufaepOfwGif ,if;wdkYudk,fwdkifudkaomfvnf;aumif;? ,if;wdkY\0daoovu©Pmudkaomfvnf; aumif;? ,if;wdkYwnf&amp;Sdaeonhfae&amp;mudkaomfvnf;aumif; rnfuJhodkYtumtuG,fay;&amp;rnfudk&amp;Sif;vif;onhfvrf;nTefrIrsm; jznhfqnf;aqmif&amp;Gufay;&amp;efuwdu0wfjyKygonf/</text:p>
      <text:p text:style-name="Text_20_body"><text:span text:style-name="T55">Open-source</text:span><text:span text:style-name="T56"> </text:span><text:span text:style-name="T57">ျဖစ္၍အမ်ားသံုးရန္</text:span><text:span text:style-name="T58"> </text:span><text:span text:style-name="T59">တီထြင္ထားေသာ</text:span></text:p>
      <text:p text:style-name="Text_20_body">အခြင့္သင့္တိုင္း open-source softwareကိုတည္ေဆာက္ထားၿပီး၊ သက္ဆိုင္ရာစာရြက္စာတမ္းမ်ားကိုCreative Commons Attribution-NonCommercialShareAlikke 4..0 International License အမ်ားသံုးရန္ တီထြင္ထား ၿပီးအက်ိဳးအျမတ္ မယူသည့္ ေဝမွ်ျခင္းဆိုင္ရာအျပည္ျပည္ဆိုင္ရာလိုင္စင္အရ ျဖန္႔ခ်ိမည္။</text:p>
      <text:p text:style-name="Text_20_body"><text:span text:style-name="T60">အလ်င္အျမန္</text:span><text:span text:style-name="T61"> </text:span><text:span text:style-name="T62">ႏွင့္</text:span><text:span text:style-name="T63"> </text:span><text:span text:style-name="T64">တံု႔ျပန္မႈ</text:span><text:span text:style-name="T65"> </text:span><text:span text:style-name="T66">ဆိုင္ရာကတိဝန္ခံခ်က္</text:span></text:p>
      <text:p text:style-name="Text_20_body">ပါဝင္ကူညီသူမ်ား ႏွင့္ စာဖတ္သူမ်ားအတြက္ လြတ္လပ္ ၍စိတ္ခ်ရေသာ ယႏၲရား မ်ားဖန္တီးေပးထားကာပေရာဂ်က္ကို ၿခံဳငံုသံုးသပ္ ေဝဖန္မႈ (criticism) ၊ တံု႕ျပန္အႀကံေပးမႈ မ်ား(feedback)ကို ႀကိဳဆိုပါသည္။ သံုးသပ္ ေဝဖန္မႈ (criticism) ႏွင့္ေလ့လာခဲ့ရေသာအရာမ်ားကိုတံု႔ျပန္သည့္အေနျဖင့္ ရရွိလာေသာ (toolkit)ကိရိယာ ကို၄င္းကၽြႏု္ပ္တို႔၏ လုပ္ငန္းေဆာင္ရြက္မႈကို၄င္း ညွိႏႈိင္းျခင္း(adjusting )၊ ႏွင့္ ျပန္လည္ ဆီေလ်ာ္ေအာင္ ေဆာင္ရြက္ျခင္း (adapting)ျပဳႏိုင္ပါမည္။</text:p>
      <text:p text:style-name="Text_20_body"><text:span text:style-name="T67">ေၾကျငာခ်က</text:span>္</text:p>
      <text:p text:style-name="Text_20_body">လွပပတိုးထြက္ၾက အဖြဲ႕၏ Toolkitကိုအသံုးျပဳျခင္းေၾကာင့္ ျဖစ္ေပၚလာေသာဆိုးက်ိဳးခံစားရျခင္း၊ ေအာင္ျမင္မႈရျခင္း၊ ရႈံးနိမ့္ျခင္း(သို႔) အေရးနိမ့္ျခင္း၊ ႏွင့္ ေမွ်ာ္မွန္းမထားေသာအက်ိဳးဆက္မ်ားထြက္ေပၚလာျခင္းတို႔ ကိုအဖြဲ႕အေနျဖင့္ တာဝန္မယူေၾကာင္းေၾကျငာခ်က္ ထုတ္ျပန္ပါသည္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